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5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8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rainingRandom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table:style-name="ce8" office:value-type="string" calcext:value-type="string">
            <text:p>45.7.228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ce8" office:value-type="string" calcext:value-type="string">
            <text:p>45.7.230.23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ce8" office:value-type="string" calcext:value-type="string">
            <text:p>45.7.230.15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ce8" office:value-type="string" calcext:value-type="string">
            <text:p>45.7.229.64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table:style-name="ce8" office:value-type="string" calcext:value-type="string">
            <text:p>127.0.0.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ce8" office:value-type="string" calcext:value-type="string">
            <text:p>45.7.231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 table:number-columns-repeated="3"/>
        </table:table-row>
      </table:table>
      <table:table table:name="randomProcess" table:style-name="ta1"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table:style-name="ce9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</table:table>
      <table:table table:name="fullProcess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3" table:number-columns-repeated="1020" table:default-cell-style-name="ce12"/>
        <table:table-row table:style-name="ro1">
          <table:table-cell table:style-name="ce10" office:value-type="string" calcext:value-type="string" table:number-columns-spanned="4" table:number-rows-spanned="1">
            <text:p>Status full process Developer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Prepare Data Set</text:p>
          </table:table-cell>
          <table:table-cell table:style-name="ce13" office:value-type="string" calcext:value-type="string">
            <text:p>Transfor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l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Normaliz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Statistic Process</text:p>
          </table:table-cell>
          <table:table-cell table:style-name="ce13" office:value-type="string" calcext:value-type="string">
            <text:p>Pie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ar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ox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tter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Matriz de correlación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4">
            <text:p>Training</text:p>
          </table:table-cell>
          <table:table-cell table:style-name="ce13" office:value-type="string" calcext:value-type="string">
            <text:p>Training all algorithm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 performance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best model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full result for model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table:style-name="ce13" office:value-type="string" calcext:value-type="string">
            <text:p>PCA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Deformación de espacio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Importancia en Random Forest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Informe</text:p>
          </table:table-cell>
          <table:table-cell table:style-name="ce13" office:value-type="string" calcext:value-type="string">
            <text:p>Descripción resultado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Material Supl.</text:p>
          </table:table-cell>
          <table:table-cell table:style-name="ce13" office:value-type="string" calcext:value-type="string">
            <text:p>Generar material Suplementario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ter process" table:style-name="ta1">
        <table:table-column table:style-name="co17" table:default-cell-style-name="ce11"/>
        <table:table-column table:style-name="co18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Hoja5" table:style-name="ta1">
        <table:table-column table:style-name="co17" table:default-cell-style-name="ce11"/>
        <table:table-column table:style-name="co21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-00-0000</text:date>, <text:time style:data-style-name="N2" text:time-value="18:34:46.4295448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28T18:54:33.892391213</dc:date>
    <meta:editing-duration>P3DT9H18M51S</meta:editing-duration>
    <meta:editing-cycles>47</meta:editing-cycles>
    <meta:generator>LibreOffice/5.1.6.2$Linux_X86_64 LibreOffice_project/10m0$Build-2</meta:generator>
    <meta:document-statistic meta:table-count="5" meta:cell-count="329" meta:object-count="0"/>
  </office:meta>
</office:document-meta>
</file>